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olor :</text:p>
      <text:p text:style-name="Normal">Comming soon :<text:s/>#AB2020 ;</text:p>
      <text:p text:style-name="Normal">400 km/h :<text:s/>#FF0C0C ;</text:p>
      <text:p text:style-name="Normal">Bouton play :<text:s/>#FF0C0C</text:p>
      <text:p text:style-name="Normal">January et 2022 :<text:s/>#756F6F ;</text:p>
      <text:p text:style-name="Normal">Bars :<text:s/>#514E4E ;</text:p>
      <text:p text:style-name="Normal"/>
      <text:p text:style-name="Normal"/>
      <text:p text:style-name="Normal">ConSIGNE :</text:p>
      <text:p text:style-name="Normal">Je veux que quand je vais passer ma souris sur le coming soon , le january et le 2022 le texte changera de couleur,</text:p>
      <text:p text:style-name="Normal">Je veux quand je vais cliquer sur le bouton play cela va memenner ici :<text:s/><text:a xlink:href="https://www.youtube.com/watch?v=VQilGuKmYPY&amp;ab_channel=JordiPau" office:target-frame-name="_top" xlink:show="replace"><text:span text:style-name="Lienhypertexte">https://www.youtube.com/watch?v=VQilGuKmYPY&amp;ab_channel=JordiPau</text:span></text:a></text:p>
      <text:p text:style-name="Normal"/>
      <text:p text:style-name="Normal">Je veux aussi quand je passe ma Souris dans le cercle que le cercle ce mettre a tourner en ron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gros Yohan</meta:initial-creator>
    <dc:creator>Legros Yohan</dc:creator>
    <meta:creation-date>2021-04-21T14:09:00Z</meta:creation-date>
    <dc:date>2021-04-21T14:40:00Z</dc:date>
    <meta:template xlink:href="Normal" xlink:type="simple"/>
    <meta:editing-cycles>1</meta:editing-cycles>
    <meta:editing-duration>PT1860S</meta:editing-duration>
    <meta:document-statistic meta:page-count="1" meta:paragraph-count="1" meta:word-count="86" meta:character-count="562" meta:row-count="3" meta:non-whitespace-character-count="477"/>
  </office:meta>
</office:document-meta>
</file>